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8aa66" officeooo:paragraph-rsid="0018aa6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18aa66" officeooo:paragraph-rsid="0018aa6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8aa66" officeooo:paragraph-rsid="0018aa6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8aa66"/>
    </style:style>
    <style:style style:name="P5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Arial" fo:font-size="14pt" officeooo:rsid="0018aa66" officeooo:paragraph-rsid="0018aa66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4pt" fo:font-weight="bold" officeooo:rsid="0018aa66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E 410 P2 Report</text:p>
      <text:p text:style-name="P5"><text:span text:style-name="T1">Gustavo Estrela de Matos<text:tab/><text:tab/><text:tab/><text:tab/><text:tab/><text:tab/><text:tab/><text:tab/>925003559</text:span><text:span text:style-name="T2"> <text:s/></text:span></text:p>
      <text:p text:style-name="P2"/>
      <text:p text:style-name="P4"><text:span text:style-name="T3">1 Description</text:span></text:p>
      <text:p text:style-name="P3">- brief introduction</text:p>
      <text:p text:style-name="P3">- problem we are trying to solve</text:p>
      <text:p text:style-name="P3">- developmento method</text:p>
      <text:p text:style-name="P2"/>
      <text:p text:style-name="P2">3 FramePool Class</text:p>
      <text:p text:style-name="P3">- assumptions</text:p>
      <text:p text:style-name="P2">4 PageTable Class</text:p>
      <text:p text:style-name="P3">- difficulties</text:p>
      <text:p text:style-name="P2">5 Results</text:p>
      <text:p text:style-name="P3">- log</text:p>
      <text:p text:style-name="P3">- difficult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7:20:33.288558127</meta:creation-date>
    <dc:date>2015-09-29T17:29:11.250468705</dc:date>
    <meta:editing-duration>PT8M38S</meta:editing-duration>
    <meta:editing-cycles>1</meta:editing-cycles>
    <meta:document-statistic meta:table-count="0" meta:image-count="0" meta:object-count="0" meta:page-count="1" meta:paragraph-count="13" meta:word-count="40" meta:character-count="236" meta:non-whitespace-character-count="200"/>
    <meta:generator>LibreOffice/4.4.2.2$Linux_X86_64 LibreOffice_project/40m0$Build-2</meta:generator>
  </office:meta>
</office:document-meta>
</file>